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Receiver.UDPDiscoveryReceiver( UDPDiscoveryService service , String multicastAddressString , int multicastPort , ICompositeCacheManager cacheMgr , ICacheEventLogger cacheEventLogger , IElementSerializer elementSerial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DPDiscoveryReceiver.waitFor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DPDiscoveryReceiv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Handler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UDPDiscoveryReceiver.setCnt( int c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Receiver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DPDiscoveryReceiver.get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andler.MessageHandler( UDPDiscovery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Receiver.createSocket( String multicastAddressString , int multicast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